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7.271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84"/>
  </office:automatic-styles>
  <office:body>
    <office:spreadsheet>
      <table:content-validations>
        <table:content-validation table:name="val1" table:condition="of:cell-content-is-in-list(&quot;sport&quot;;&quot;cultural&quot;;&quot;leisure&quot;;&quot;adventure&quot;;&quot;nature&quot;;&quot;food&quot;;&quot;volunteering&quot;)" table:allow-empty-cell="true" table:display-list="unsorted" table:base-cell-address="Sheet1.B5"/>
        <table:content-validation table:name="val2" table:condition="of:cell-content-is-in-list(&quot;spring&quot;;&quot;summer&quot;;&quot;autumn&quot;;&quot;winter&quot;;&quot;year-round&quot;;&quot;january&quot;;&quot;february&quot;;&quot;march&quot;;&quot;april&quot;;&quot;may&quot;;&quot;june&quot;;&quot;july&quot;;&quot;august&quot;;&quot;september&quot;;&quot;october&quot;;&quot;november&quot;;&quot;december&quot;)" table:allow-empty-cell="true" table:display-list="unsorted" table:base-cell-address="Sheet1.F5"/>
        <table:content-validation table:name="val3" table:condition="of:cell-content-is-in-list(&quot;one day&quot;;&quot;two days&quot;;&quot;three days&quot;;&quot;four days&quot;;&quot;five days&quot;;&quot;six days&quot;;&quot;one week&quot;;&quot;two weeks&quot;;&quot;three weeks&quot;;&quot;one month&quot;;&quot;two months&quot;;&quot;three months&quot;;&quot;six months&quot;;&quot;one year&quot;)" table:allow-empty-cell="true" table:display-list="unsorted" table:base-cell-address="Sheet1.H5"/>
      </table:content-validations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description</text:p>
          </table:table-cell>
          <table:table-cell office:value-type="string">
            <text:p>image_url</text:p>
          </table:table-cell>
          <table:table-cell office:value-type="string">
            <text:p>price</text:p>
          </table:table-cell>
          <table:table-cell office:value-type="string">
            <text:p>season</text:p>
          </table:table-cell>
          <table:table-cell office:value-type="string">
            <text:p>date</text:p>
          </table:table-cell>
          <table:table-cell office:value-type="string">
            <text:p>duration</text:p>
          </table:table-cell>
          <table:table-cell office:value-type="string">
            <text:p>tags</text:p>
          </table:table-cell>
          <table:table-cell office:value-type="string">
            <text:p>address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>
            <text:p>NYC Marathon</text:p>
          </table:table-cell>
          <table:table-cell table:content-validation-name="val1" office:value-type="string">
            <text:p>sport</text:p>
          </table:table-cell>
          <table:table-cell office:value-type="string">
            <text:p>New York City Marathon</text:p>
          </table:table-cell>
          <table:table-cell table:style-name="ce1" office:value-type="string">
            <text:p>photos/exp0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 office:value-type="date" office:date-value="2015-11-01">
            <text:p>2015-11-01</text:p>
          </table:table-cell>
          <table:table-cell table:content-validation-name="val3" office:value-type="string">
            <text:p>one day</text:p>
          </table:table-cell>
          <table:table-cell office:value-type="string">
            <text:p>marathon, new york city, running</text:p>
          </table:table-cell>
          <table:table-cell office:value-type="string">
            <text:p>fort wadsworth, ny</text:p>
          </table:table-cell>
        </table:table-row>
        <table:table-row table:style-name="ro1">
          <table:table-cell office:value-type="string">
            <text:p>Tudor's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Tudor's route</text:p>
          </table:table-cell>
          <table:table-cell table:style-name="ce1" office:value-type="string">
            <text:p>photos/exp02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tudor, henry viii, london</text:p>
          </table:table-cell>
          <table:table-cell office:value-type="string">
            <text:p>hampton court palace, uk</text:p>
          </table:table-cell>
        </table:table-row>
        <table:table-row table:style-name="ro1">
          <table:table-cell office:value-type="string">
            <text:p>Shopping London</text:p>
          </table:table-cell>
          <table:table-cell table:content-validation-name="val1" office:value-type="string">
            <text:p>leisure</text:p>
          </table:table-cell>
          <table:table-cell office:value-type="string">
            <text:p>Shopping in London</text:p>
          </table:table-cell>
          <table:table-cell table:style-name="ce1" office:value-type="string">
            <text:p>photos/exp03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shopping, london, harrods, bond street</text:p>
          </table:table-cell>
          <table:table-cell office:value-type="string">
            <text:p>bond street london</text:p>
          </table:table-cell>
        </table:table-row>
        <table:table-row table:style-name="ro1">
          <table:table-cell office:value-type="string">
            <text:p>Victorian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Victorian houses</text:p>
          </table:table-cell>
          <table:table-cell table:style-name="ce1" office:value-type="string">
            <text:p>photos/exp04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queen victoria, downtown abbey, victorian</text:p>
          </table:table-cell>
          <table:table-cell office:value-type="string">
            <text:p>westminster palace, uk</text:p>
          </table:table-cell>
        </table:table-row>
        <table:table-row table:style-name="ro1">
          <table:table-cell office:value-type="string">
            <text:p>Parisien gardens</text:p>
          </table:table-cell>
          <table:table-cell table:content-validation-name="val1" office:value-type="string">
            <text:p>leisure</text:p>
          </table:table-cell>
          <table:table-cell office:value-type="string">
            <text:p>Gardens in Paris</text:p>
          </table:table-cell>
          <table:table-cell table:style-name="ce1" office:value-type="string">
            <text:p>photos/exp05.jpg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monet, gardens, spring, flowers</text:p>
          </table:table-cell>
          <table:table-cell office:value-type="string">
            <text:p>lycee general claude monet, paris</text:p>
          </table:table-cell>
        </table:table-row>
        <table:table-row table:style-name="ro1">
          <table:table-cell office:value-type="string">
            <text:p>Volcanic pedals</text:p>
          </table:table-cell>
          <table:table-cell table:content-validation-name="val1" office:value-type="string">
            <text:p>sport</text:p>
          </table:table-cell>
          <table:table-cell office:value-type="string">
            <text:p>Bike route around Lanzarote</text:p>
          </table:table-cell>
          <table:table-cell table:style-name="ce1" office:value-type="string">
            <text:p>photos/exp0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mtb, lanzarote, volcanoes</text:p>
          </table:table-cell>
          <table:table-cell office:value-type="string">
            <text:p>puerto del carmen, lanzarote</text:p>
          </table:table-cell>
        </table:table-row>
        <table:table-row table:style-name="ro1">
          <table:table-cell office:value-type="string">
            <text:p>Scotland on budget</text:p>
          </table:table-cell>
          <table:table-cell table:content-validation-name="val1" office:value-type="string">
            <text:p>adventure</text:p>
          </table:table-cell>
          <table:table-cell office:value-type="string">
            <text:p>Edinburgh and highlands on a budget</text:p>
          </table:table-cell>
          <table:table-cell table:style-name="ce1" office:value-type="string">
            <text:p>photos/exp07.jpg</text:p>
          </table:table-cell>
          <table:table-cell office:value-type="float" office:value="650">
            <text:p>65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scotland, highlands, edinburgh</text:p>
          </table:table-cell>
          <table:table-cell office:value-type="string">
            <text:p>royal mile, edinburgh</text:p>
          </table:table-cell>
        </table:table-row>
        <table:table-row table:style-name="ro1">
          <table:table-cell office:value-type="string">
            <text:p>Geisha's life</text:p>
          </table:table-cell>
          <table:table-cell table:content-validation-name="val1" office:value-type="string">
            <text:p>cultural</text:p>
          </table:table-cell>
          <table:table-cell office:value-type="string">
            <text:p>Kyoto surroundings</text:p>
          </table:table-cell>
          <table:table-cell table:style-name="ce1" office:value-type="string">
            <text:p>photos/exp08.jpg</text:p>
          </table:table-cell>
          <table:table-cell office:value-type="float" office:value="200">
            <text:p>2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fushimi inari, kyoto, pontocho</text:p>
          </table:table-cell>
          <table:table-cell office:value-type="string">
            <text:p>pontocho, kyoto</text:p>
          </table:table-cell>
        </table:table-row>
        <table:table-row table:style-name="ro1">
          <table:table-cell office:value-type="string">
            <text:p>Fletcher's legacy</text:p>
          </table:table-cell>
          <table:table-cell table:content-validation-name="val1" office:value-type="string">
            <text:p>adventure</text:p>
          </table:table-cell>
          <table:table-cell office:value-type="string">
            <text:p>Pitcairn and south pacific islands</text:p>
          </table:table-cell>
          <table:table-cell table:style-name="ce1" office:value-type="string">
            <text:p>photos/exp09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hree weeks</text:p>
          </table:table-cell>
          <table:table-cell office:value-type="string">
            <text:p>fletcher captain, bounty, mutiny, pitcairn</text:p>
          </table:table-cell>
          <table:table-cell office:value-type="string">
            <text:p>pitcairn</text:p>
          </table:table-cell>
        </table:table-row>
        <table:table-row table:style-name="ro1">
          <table:table-cell office:value-type="string">
            <text:p>Me, my bike and the atlantic</text:p>
          </table:table-cell>
          <table:table-cell table:content-validation-name="val1" office:value-type="string">
            <text:p>sport</text:p>
          </table:table-cell>
          <table:table-cell office:value-type="string">
            <text:p>Motorbiking in the Azores roads</text:p>
          </table:table-cell>
          <table:table-cell table:style-name="ce1" office:value-type="string">
            <text:p>photos/exp1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one week</text:p>
          </table:table-cell>
          <table:table-cell office:value-type="string">
            <text:p>moto, atlantic, island, azores, solitude</text:p>
          </table:table-cell>
          <table:table-cell office:value-type="string">
            <text:p>azores, portugal</text:p>
          </table:table-cell>
        </table:table-row>
        <table:table-row table:style-name="ro1">
          <table:table-cell office:value-type="string">
            <text:p>The real Tattoine</text:p>
          </table:table-cell>
          <table:table-cell table:content-validation-name="val1" office:value-type="string">
            <text:p>adventure</text:p>
          </table:table-cell>
          <table:table-cell office:value-type="string">
            <text:p>An adventure travel to the tunisian desert</text:p>
          </table:table-cell>
          <table:table-cell table:style-name="ce1" office:value-type="string">
            <text:p>photos/exp11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tunisian, tattoine, star wars, skywalker</text:p>
          </table:table-cell>
          <table:table-cell office:value-type="string">
            <text:p>tataouine, tunisia</text:p>
          </table:table-cell>
        </table:table-row>
        <table:table-row table:style-name="ro1">
          <table:table-cell office:value-type="string">
            <text:p>Man TT</text:p>
          </table:table-cell>
          <table:table-cell table:content-validation-name="val1" office:value-type="string">
            <text:p>sport</text:p>
          </table:table-cell>
          <table:table-cell office:value-type="string">
            <text:p>Isle of Man Tourist Trophy</text:p>
          </table:table-cell>
          <table:table-cell table:style-name="ce1" office:value-type="string">
            <text:p>photos/exp12.jpg</text:p>
          </table:table-cell>
          <table:table-cell office:value-type="float" office:value="400">
            <text:p>400</text:p>
          </table:table-cell>
          <table:table-cell table:content-validation-name="val2" office:value-type="string">
            <text:p>spring</text:p>
          </table:table-cell>
          <table:table-cell table:style-name="ce2" office:value-type="date" office:date-value="2015-05-30">
            <text:p>2015-05-30</text:p>
          </table:table-cell>
          <table:table-cell table:content-validation-name="val3" office:value-type="string">
            <text:p>two weeks</text:p>
          </table:table-cell>
          <table:table-cell office:value-type="string">
            <text:p>motorbikes, isle of man, tourist trophy</text:p>
          </table:table-cell>
          <table:table-cell office:value-type="string">
            <text:p>douglas, isle of man</text:p>
          </table:table-cell>
        </table:table-row>
        <table:table-row table:style-name="ro1">
          <table:table-cell office:value-type="string">
            <text:p>This is for real</text:p>
          </table:table-cell>
          <table:table-cell table:content-validation-name="val1" office:value-type="string">
            <text:p>leisure</text:p>
          </table:table-cell>
          <table:table-cell office:value-type="string">
            <text:p>Poker tournaments</text:p>
          </table:table-cell>
          <table:table-cell table:style-name="ce1" office:value-type="string">
            <text:p>photos/exp13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las vegas, texas hold'em, casino, poker</text:p>
          </table:table-cell>
          <table:table-cell office:value-type="string">
            <text:p>aria hotel, las vegas</text:p>
          </table:table-cell>
        </table:table-row>
        <table:table-row table:style-name="ro1">
          <table:table-cell office:value-type="string">
            <text:p>Under the Red Sea</text:p>
          </table:table-cell>
          <table:table-cell table:content-validation-name="val1" office:value-type="string">
            <text:p>sport</text:p>
          </table:table-cell>
          <table:table-cell office:value-type="string">
            <text:p>Diving the Red sea</text:p>
          </table:table-cell>
          <table:table-cell table:style-name="ce1" office:value-type="string">
            <text:p>photos/exp14.jpg</text:p>
          </table:table-cell>
          <table:table-cell office:value-type="float" office:value="1500">
            <text:p>1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red sea, diving, coral, egypt</text:p>
          </table:table-cell>
          <table:table-cell office:value-type="string">
            <text:p>marsa alaam, egypt</text:p>
          </table:table-cell>
        </table:table-row>
        <table:table-row table:style-name="ro1">
          <table:table-cell office:value-type="string">
            <text:p>Milford track</text:p>
          </table:table-cell>
          <table:table-cell table:content-validation-name="val1" office:value-type="string">
            <text:p>sport</text:p>
          </table:table-cell>
          <table:table-cell office:value-type="string">
            <text:p>From Te Anau to Milford Sound</text:p>
          </table:table-cell>
          <table:table-cell table:style-name="ce1" office:value-type="string">
            <text:p>photos/exp15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new zealand, hiking, trekking, milford</text:p>
          </table:table-cell>
          <table:table-cell office:value-type="string">
            <text:p>te anau lake, new zealand</text:p>
          </table:table-cell>
        </table:table-row>
        <table:table-row table:style-name="ro1">
          <table:table-cell office:value-type="string">
            <text:p>Sufers Paradise</text:p>
          </table:table-cell>
          <table:table-cell table:content-validation-name="val1" office:value-type="string">
            <text:p>sport</text:p>
          </table:table-cell>
          <table:table-cell office:value-type="string">
            <text:p>Surf in Gold Coast</text:p>
          </table:table-cell>
          <table:table-cell table:style-name="ce1" office:value-type="string">
            <text:p>photos/exp1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surf, gold coast, nobby beach</text:p>
          </table:table-cell>
          <table:table-cell office:value-type="string">
            <text:p>sufers paradise, australia</text:p>
          </table:table-cell>
        </table:table-row>
        <table:table-row table:style-name="ro1">
          <table:table-cell office:value-type="string">
            <text:p>Puffins observer</text:p>
          </table:table-cell>
          <table:table-cell table:content-validation-name="val1" office:value-type="string">
            <text:p>adventure</text:p>
          </table:table-cell>
          <table:table-cell office:value-type="string">
            <text:p>Atlantic puffin observation</text:p>
          </table:table-cell>
          <table:table-cell table:style-name="ce1" office:value-type="string">
            <text:p>photos/exp17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puffin, birds, faroe</text:p>
          </table:table-cell>
          <table:table-cell office:value-type="string">
            <text:p>faroe islands </text:p>
          </table:table-cell>
        </table:table-row>
        <table:table-row table:style-name="ro1">
          <table:table-cell office:value-type="string">
            <text:p>The hanami</text:p>
          </table:table-cell>
          <table:table-cell table:content-validation-name="val1" office:value-type="string">
            <text:p>leisure</text:p>
          </table:table-cell>
          <table:table-cell office:value-type="string">
            <text:p>Picnic in Shinjuku Gyoen</text:p>
          </table:table-cell>
          <table:table-cell table:style-name="ce1" office:value-type="string">
            <text:p>photos/exp18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hanami, sakura, cherry blossom, picnic</text:p>
          </table:table-cell>
          <table:table-cell office:value-type="string">
            <text:p>shinjuku gyoen, tokyo</text:p>
          </table:table-cell>
        </table:table-row>
        <table:table-row table:style-name="ro1">
          <table:table-cell office:value-type="string">
            <text:p>Hiking Mauritius</text:p>
          </table:table-cell>
          <table:table-cell table:content-validation-name="val1" office:value-type="string">
            <text:p>sport</text:p>
          </table:table-cell>
          <table:table-cell office:value-type="string">
            <text:p>Mauritius trails and paths</text:p>
          </table:table-cell>
          <table:table-cell table:style-name="ce1" office:value-type="string">
            <text:p>photos/exp19.jpg</text:p>
          </table:table-cell>
          <table:table-cell office:value-type="float" office:value="800">
            <text:p>8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hiking, trails, mauritius</text:p>
          </table:table-cell>
          <table:table-cell office:value-type="string">
            <text:p>le pouce, port luois, mauritius</text:p>
          </table:table-cell>
        </table:table-row>
        <table:table-row table:style-name="ro1">
          <table:table-cell office:value-type="string">
            <text:p>The last baobab</text:p>
          </table:table-cell>
          <table:table-cell table:content-validation-name="val1" office:value-type="string">
            <text:p>cultural</text:p>
          </table:table-cell>
          <table:table-cell office:value-type="string">
            <text:p>Madagascar wildlife</text:p>
          </table:table-cell>
          <table:table-cell table:style-name="ce1" office:value-type="string">
            <text:p>photos/exp20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baobab trees, diving, wildlife</text:p>
          </table:table-cell>
          <table:table-cell office:value-type="string">
            <text:p>morondava, madagascar</text:p>
          </table:table-cell>
        </table:table-row>
        <table:table-row table:style-name="ro1">
          <table:table-cell office:value-type="string">
            <text:p>Bungee jumping at Victoria Falls</text:p>
          </table:table-cell>
          <table:table-cell table:content-validation-name="val1" office:value-type="string">
            <text:p>adventure</text:p>
          </table:table-cell>
          <table:table-cell office:value-type="string">
            <text:p>Victoria falls bungee</text:p>
          </table:table-cell>
          <table:table-cell table:style-name="ce1" office:value-type="string">
            <text:p>photos/exp2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bungee, jumping, zimbabwe</text:p>
          </table:table-cell>
          <table:table-cell office:value-type="string">
            <text:p>victoria falls, zimbabue</text:p>
          </table:table-cell>
        </table:table-row>
        <table:table-row table:style-name="ro1">
          <table:table-cell office:value-type="string">
            <text:p>Flying the red desert</text:p>
          </table:table-cell>
          <table:table-cell table:content-validation-name="val1" office:value-type="string">
            <text:p>adventure</text:p>
          </table:table-cell>
          <table:table-cell office:value-type="string">
            <text:p>Hot air ballons flight over the Namib</text:p>
          </table:table-cell>
          <table:table-cell table:style-name="ce1" office:value-type="string">
            <text:p>photos/exp22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namib, red desert, hot air ballons</text:p>
          </table:table-cell>
          <table:table-cell office:value-type="string">
            <text:p>namib desert, namibia</text:p>
          </table:table-cell>
        </table:table-row>
        <table:table-row table:style-name="ro1">
          <table:table-cell office:value-type="string">
            <text:p>Penguins at Punta Arena</text:p>
          </table:table-cell>
          <table:table-cell table:content-validation-name="val1" office:value-type="string">
            <text:p>adventure</text:p>
          </table:table-cell>
          <table:table-cell office:value-type="string">
            <text:p>Penguins in Magallanes region</text:p>
          </table:table-cell>
          <table:table-cell table:style-name="ce1" office:value-type="string">
            <text:p>photos/exp23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penguin, punta arena, patagonia</text:p>
          </table:table-cell>
          <table:table-cell office:value-type="string">
            <text:p>seno otway, punta arenas, chile</text:p>
          </table:table-cell>
        </table:table-row>
        <table:table-row table:style-name="ro1">
          <table:table-cell office:value-type="string">
            <text:p>Entresijos and gallinejas</text:p>
          </table:table-cell>
          <table:table-cell table:content-validation-name="val1" office:value-type="string">
            <text:p>food</text:p>
          </table:table-cell>
          <table:table-cell office:value-type="string">
            <text:p>Madrid famous dish</text:p>
          </table:table-cell>
          <table:table-cell table:style-name="ce1" office:value-type="string">
            <text:p>photos/exp24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frying, entresijos, gallinejas</text:p>
          </table:table-cell>
          <table:table-cell office:value-type="string">
            <text:p>Embajadores 84, madrid</text:p>
          </table:table-cell>
        </table:table-row>
        <table:table-row table:style-name="ro1">
          <table:table-cell office:value-type="string">
            <text:p>Resting in Turks or...</text:p>
          </table:table-cell>
          <table:table-cell table:content-validation-name="val1" office:value-type="string">
            <text:p>leisure</text:p>
          </table:table-cell>
          <table:table-cell office:value-type="string">
            <text:p>Turks and Caicos holidays</text:p>
          </table:table-cell>
          <table:table-cell table:style-name="ce1" office:value-type="string">
            <text:p>photos/exp25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resorts, grace bay, turks and caicos</text:p>
          </table:table-cell>
          <table:table-cell office:value-type="string">
            <text:p>grace bay, turks and caicos</text:p>
          </table:table-cell>
        </table:table-row>
        <table:table-row table:style-name="ro1">
          <table:table-cell office:value-type="string">
            <text:p>Street cart roulette</text:p>
          </table:table-cell>
          <table:table-cell table:content-validation-name="val1" office:value-type="string">
            <text:p>food</text:p>
          </table:table-cell>
          <table:table-cell office:value-type="string">
            <text:p>Backpacking degustation menu </text:p>
          </table:table-cell>
          <table:table-cell table:style-name="ce1" office:value-type="string">
            <text:p>photos/exp26.jpg</text:p>
          </table:table-cell>
          <table:table-cell office:value-type="float" office:value="5">
            <text:p>5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hao san road, food, street cart, backpacker</text:p>
          </table:table-cell>
          <table:table-cell office:value-type="string">
            <text:p>khao san road, thailand</text:p>
          </table:table-cell>
        </table:table-row>
        <table:table-row table:style-name="ro1">
          <table:table-cell office:value-type="string">
            <text:p>Chinese Venice</text:p>
          </table:table-cell>
          <table:table-cell table:content-validation-name="val1" office:value-type="string">
            <text:p>cultural</text:p>
          </table:table-cell>
          <table:table-cell office:value-type="string">
            <text:p>Suzhou, the venice of the east</text:p>
          </table:table-cell>
          <table:table-cell table:style-name="ce1" office:value-type="string">
            <text:p>photos/exp27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autumn</text:p>
          </table:table-cell>
          <table:table-cell/>
          <table:table-cell table:content-validation-name="val3" office:value-type="string">
            <text:p>three days</text:p>
          </table:table-cell>
          <table:table-cell office:value-type="string">
            <text:p>suzhou, china, gardens, canals</text:p>
          </table:table-cell>
          <table:table-cell office:value-type="string">
            <text:p>humble administrators garden, suzhou</text:p>
          </table:table-cell>
        </table:table-row>
        <table:table-row table:style-name="ro1">
          <table:table-cell office:value-type="string">
            <text:p>Surfing sand waves</text:p>
          </table:table-cell>
          <table:table-cell table:content-validation-name="val1" office:value-type="string">
            <text:p>adventure</text:p>
          </table:table-cell>
          <table:table-cell office:value-type="string">
            <text:p>Kalbarri sandboarding</text:p>
          </table:table-cell>
          <table:table-cell table:style-name="ce1" office:value-type="string">
            <text:p>photos/exp28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albarri, sandboarding, australia, surf</text:p>
          </table:table-cell>
          <table:table-cell office:value-type="string">
            <text:p>kalbarri visitors center, australia</text:p>
          </table:table-cell>
        </table:table-row>
        <table:table-row table:style-name="ro1">
          <table:table-cell office:value-type="string">
            <text:p>Wild Tasmania</text:p>
          </table:table-cell>
          <table:table-cell table:content-validation-name="val1" office:value-type="string">
            <text:p>adventure</text:p>
          </table:table-cell>
          <table:table-cell office:value-type="string">
            <text:p>Tasmanian kayak expedition</text:p>
          </table:table-cell>
          <table:table-cell table:style-name="ce1" office:value-type="string">
            <text:p>photos/exp29.jpg</text:p>
          </table:table-cell>
          <table:table-cell office:value-type="float" office:value="2200">
            <text:p>2200</text:p>
          </table:table-cell>
          <table:table-cell table:content-validation-name="val2" office:value-type="string">
            <text:p>winter</text:p>
          </table:table-cell>
          <table:table-cell/>
          <table:table-cell table:content-validation-name="val3" office:value-type="string">
            <text:p>one week</text:p>
          </table:table-cell>
          <table:table-cell office:value-type="string">
            <text:p>tasmania, kayak, wilderness, isolation</text:p>
          </table:table-cell>
          <table:table-cell office:value-type="string">
            <text:p>bathurst harbour airport, tasmania</text:p>
          </table:table-cell>
        </table:table-row>
        <table:table-row table:style-name="ro1">
          <table:table-cell office:value-type="string">
            <text:p>Teaching in Vietnam</text:p>
          </table:table-cell>
          <table:table-cell table:content-validation-name="val1" office:value-type="string">
            <text:p>volunteering</text:p>
          </table:table-cell>
          <table:table-cell office:value-type="string">
            <text:p>English teaching experience in south Vietnam</text:p>
          </table:table-cell>
          <table:table-cell table:style-name="ce1" office:value-type="string">
            <text:p>photos/exp3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three weeks</text:p>
          </table:table-cell>
          <table:table-cell office:value-type="string">
            <text:p>saigon, vietnam, teaching, english</text:p>
          </table:table-cell>
          <table:table-cell office:value-type="string">
            <text:p>saigon, vietnam</text:p>
          </table:table-cell>
        </table:table-row>
        <table:table-row table:style-name="ro1">
          <table:table-cell office:value-type="string">
            <text:p>Punxsutawney again</text:p>
          </table:table-cell>
          <table:table-cell table:content-validation-name="val1" office:value-type="string">
            <text:p>leisure</text:p>
          </table:table-cell>
          <table:table-cell office:value-type="string">
            <text:p>Phil the groundhog guessing about winter</text:p>
          </table:table-cell>
          <table:table-cell table:style-name="ce1" office:value-type="string">
            <text:p>photos/exp31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winter</text:p>
          </table:table-cell>
          <table:table-cell table:style-name="ce2" office:value-type="date" office:date-value="2015-02-02">
            <text:p>2015-02-02</text:p>
          </table:table-cell>
          <table:table-cell table:content-validation-name="val3" office:value-type="string">
            <text:p>one day</text:p>
          </table:table-cell>
          <table:table-cell office:value-type="string">
            <text:p>phil, bill murray, punxsutawney, winter</text:p>
          </table:table-cell>
          <table:table-cell office:value-type="string">
            <text:p>punxsutawney, pa </text:p>
          </table:table-cell>
        </table:table-row>
        <table:table-row table:style-name="ro1">
          <table:table-cell office:value-type="string">
            <text:p>A royal garden</text:p>
          </table:table-cell>
          <table:table-cell table:content-validation-name="val1" office:value-type="string">
            <text:p>nature</text:p>
          </table:table-cell>
          <table:table-cell office:value-type="string">
            <text:p>Kew Royal Botanic Gardens</text:p>
          </table:table-cell>
          <table:table-cell table:style-name="ce1" office:value-type="string">
            <text:p>photos/exp32.jpg</text:p>
          </table:table-cell>
          <table:table-cell office:value-type="float" office:value="50">
            <text:p>5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royal botanic gardens, kew, garden, royal family</text:p>
          </table:table-cell>
          <table:table-cell office:value-type="string">
            <text:p>royal botanic gardens, kew</text:p>
          </table:table-cell>
        </table:table-row>
        <table:table-row table:style-name="ro1">
          <table:table-cell office:value-type="string">
            <text:p>My first time: London</text:p>
          </table:table-cell>
          <table:table-cell table:content-validation-name="val1" office:value-type="string">
            <text:p>cultural</text:p>
          </table:table-cell>
          <table:table-cell office:value-type="string">
            <text:p>A first visit to the England capital</text:p>
          </table:table-cell>
          <table:table-cell table:style-name="ce1" office:value-type="string">
            <text:p>photos/exp33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summer</text:p>
          </table:table-cell>
          <table:table-cell/>
          <table:table-cell table:content-validation-name="val3" office:value-type="string">
            <text:p>one week</text:p>
          </table:table-cell>
          <table:table-cell office:value-type="string">
            <text:p>london, first time, tower bridge, london tower</text:p>
          </table:table-cell>
          <table:table-cell office:value-type="string">
            <text:p>london</text:p>
          </table:table-cell>
        </table:table-row>
        <table:table-row table:style-name="ro1">
          <table:table-cell office:value-type="string">
            <text:p>Camden markets</text:p>
          </table:table-cell>
          <table:table-cell table:content-validation-name="val1" office:value-type="string">
            <text:p>leisure</text:p>
          </table:table-cell>
          <table:table-cell office:value-type="string">
            <text:p>Walking the Camden town markets</text:p>
          </table:table-cell>
          <table:table-cell table:style-name="ce1" office:value-type="string">
            <text:p>photos/exp34.jpg</text:p>
          </table:table-cell>
          <table:table-cell office:value-type="float" office:value="200">
            <text:p>200</text:p>
          </table:table-cell>
          <table:table-cell table:content-validation-name="val2" office:value-type="string">
            <text:p>spring</text:p>
          </table:table-cell>
          <table:table-cell/>
          <table:table-cell table:content-validation-name="val3" office:value-type="string">
            <text:p>two days</text:p>
          </table:table-cell>
          <table:table-cell office:value-type="string">
            <text:p>camden, camden lock, camden market, shopping, london markets</text:p>
          </table:table-cell>
          <table:table-cell office:value-type="string">
            <text:p>camden market, london</text:p>
          </table:table-cell>
        </table:table-row>
        <table:table-row table:style-name="ro2" table:number-rows-repeated="104853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>
            <text:p>category</text:p>
          </table:table-cell>
        </table:table-row>
        <table:table-row table:style-name="ro2">
          <table:table-cell office:value-type="string">
            <text:p>sport</text:p>
          </table:table-cell>
        </table:table-row>
        <table:table-row table:style-name="ro2">
          <table:table-cell office:value-type="string">
            <text:p>cultural</text:p>
          </table:table-cell>
        </table:table-row>
        <table:table-row table:style-name="ro1">
          <table:table-cell office:value-type="string">
            <text:p>leisure</text:p>
          </table:table-cell>
        </table:table-row>
        <table:table-row table:style-name="ro1">
          <table:table-cell office:value-type="string">
            <text:p>adventure</text:p>
          </table:table-cell>
        </table:table-row>
        <table:table-row table:style-name="ro1">
          <table:table-cell office:value-type="string">
            <text:p>nature</text:p>
          </table:table-cell>
        </table:table-row>
        <table:table-row table:style-name="ro1">
          <table:table-cell office:value-type="string">
            <text:p>food</text:p>
          </table:table-cell>
        </table:table-row>
        <table:table-row table:style-name="ro1">
          <table:table-cell office:value-type="string">
            <text:p>volunteering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09:43:19</meta:creation-date>
    <dc:date>2015-04-15T14:42:37</dc:date>
    <meta:editing-duration>PT1H34M12S</meta:editing-duration>
    <meta:editing-cycles>17</meta:editing-cycles>
    <meta:generator>LibreOffice/3.5$Linux_X86_64 LibreOffice_project/350m1$Build-2</meta:generator>
    <meta:document-statistic meta:table-count="3" meta:cell-count="327" meta:object-count="0"/>
  </office:meta>
</office:document-meta>
</file>